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Comma" style:data-style-name="N36">
      <style:text-properties fo:font-weight="bold" style:font-weight-asian="bold" style:font-weight-complex="bold"/>
    </style:style>
    <style:style style:name="ce4" style:family="table-cell" style:parent-style-name="Comma" style:data-style-name="N37"/>
    <style:style style:name="ce5" style:family="table-cell" style:parent-style-name="Comma" style:data-style-name="N36"/>
    <style:style style:name="co1" style:family="table-column">
      <style:table-column-properties fo:break-before="auto" style:column-width="5.52979166666667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6.191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1.00541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ameFaculty</text:p>
          </table:table-cell>
          <table:table-cell office:value-type="string" table:style-name="ce2">
            <text:p>idGroup</text:p>
          </table:table-cell>
          <table:table-cell office:value-type="string" table:style-name="ce2">
            <text:p>idDepartment</text:p>
          </table:table-cell>
          <table:table-cell office:value-type="string" table:style-name="ce2">
            <text:p>idTitleFaculty</text:p>
          </table:table-cell>
          <table:table-cell office:value-type="string" table:style-name="ce3">
            <text:p>Salary</text:p>
          </table:table-cell>
          <table:table-cell office:value-type="string" table:style-name="ce2">
            <text:p>yearsWork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ra,Allison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3300" table:style-name="ce4">
            <text:p>533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reu,Laurel Jade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9063" table:style-name="ce4">
            <text:p>49063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ms,Jacquelyn C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2000" table:style-name="ce4">
            <text:p>52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ms,Mary Ann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89389.01" table:style-name="ce4">
            <text:p>89389.01<text:s/>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ms,Stephen T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52889" table:style-name="ce4">
            <text:p>52889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erer,Karen Anne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46050" table:style-name="ce4">
            <text:p>4605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kins,Nell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127750" table:style-name="ce4">
            <text:p>12775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ler,Lin-Miao L.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7198.47" table:style-name="ce4">
            <text:p>67198.47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erti-Strait,Laurance Paul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1000" table:style-name="ce4">
            <text:p>61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ford,Mac Haverso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3401" table:style-name="ce4">
            <text:p>63401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i,Dia L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105408" table:style-name="ce4">
            <text:p>105408.00<text:s/>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len,Brandon L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len,Linda M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5582.06" table:style-name="ce4">
            <text:p>55582.06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,Jennifer Paul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1543" table:style-name="ce4">
            <text:p>41543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,Mary Helen Morgan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5280.01" table:style-name="ce4">
            <text:p>105280.01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,Patsy L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05000" table:style-name="ce4">
            <text:p>105000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,Toni Houston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0449.480000000003" table:style-name="ce4">
            <text:p>40449.48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-Lewis,Charkarra Trischel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76219" table:style-name="ce4">
            <text:p>76219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estis,Joye Caroline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9452.9" table:style-name="ce4">
            <text:p>59452.9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estis,Michael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60133.9" table:style-name="ce4">
            <text:p>60133.9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gus,Katie Beth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55825" table:style-name="ce4">
            <text:p>55825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nulis,Heather M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86672" table:style-name="ce4">
            <text:p>86672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thony,Kathryn Elizabeth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9664" table:style-name="ce4">
            <text:p>59664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ana,Auxiliadora Mari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1615" table:style-name="ce4">
            <text:p>41615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nau III,Randolph C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74859.94" table:style-name="ce4">
            <text:p>74859.94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nold,Jill Crawley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2568" table:style-name="ce4">
            <text:p>42568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rington,Amy B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65000" table:style-name="ce4">
            <text:p>6500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kew,Mary Elle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6430" table:style-name="ce4">
            <text:p>3643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per,Vernon Lowell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109455" table:style-name="ce4">
            <text:p>109455.00<text:s/>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kins-Sayre,Wendy Lynn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67777" table:style-name="ce4">
            <text:p>67777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zoulay,Jason D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79170" table:style-name="ce4">
            <text:p>7917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ertich,Cynthia Blair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8657.040000000001" table:style-name="ce4">
            <text:p>38657.04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i,Fengwei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0893.04" table:style-name="ce4">
            <text:p>60893.04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iley,Constance Renee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6000.01" table:style-name="ce4">
            <text:p>46000.01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lamurugan,Kuppareddi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71000.009999999995" table:style-name="ce4">
            <text:p>71000.01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ll,Angela Sue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85561.02" table:style-name="ce4">
            <text:p>85561.02<text:s/>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nerjee,Bikramjit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87000" table:style-name="ce4">
            <text:p>870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rron,Jonathan N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9515.02" table:style-name="ce4">
            <text:p>59515.02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rthelme,Melanie Hendricks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44498" table:style-name="ce4">
            <text:p>44498.00<text:s/>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rthelme,Steven T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80031.009999999995" table:style-name="ce4">
            <text:p>80031.01<text:s/>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ss Jr,Jerry Owen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3255.68" table:style-name="ce4">
            <text:p>63255.68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astini,Ashley B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5000" table:style-name="ce4">
            <text:p>4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es,Philip David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8742" table:style-name="ce4">
            <text:p>68742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rd,R Daniel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4445" table:style-name="ce4">
            <text:p>54445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ck,Paul J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170000" table:style-name="ce4">
            <text:p>17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ckett,David C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6611.009999999995" table:style-name="ce4">
            <text:p>76611.01<text:s/>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cton,John Bret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51280" table:style-name="ce4">
            <text:p>15128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kafigo,Marija A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50191.02" table:style-name="ce4">
            <text:p>50191.02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ll Jr,Anthony J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8218.149999999994" table:style-name="ce4">
            <text:p>68218.15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ll,Lue Birdia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1707.01" table:style-name="ce4">
            <text:p>41707.01<text:s/>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rtram,Dean James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65293" table:style-name="ce4">
            <text:p>65293.0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,Emily Rebecca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44500" table:style-name="ce4">
            <text:p>4450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ttagere,Ramesh N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83230.02" table:style-name="ce4">
            <text:p>83230.02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ber,Patrick D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60712.12" table:style-name="ce4">
            <text:p>60712.12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shop,John B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4590.04" table:style-name="ce4">
            <text:p>54590.0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swas,Amitava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61621" table:style-name="ce4">
            <text:p>61621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swas,Parthapratim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64469.01" table:style-name="ce4">
            <text:p>64469.01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ckmon,Bret J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59160.01" table:style-name="ce4">
            <text:p>59160.01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ckwell,Ann Parker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61544" table:style-name="ce4">
            <text:p>161544.00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ckwell,Cindy S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6000" table:style-name="ce4">
            <text:p>460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ckwell,Melanie Leuty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8691.45" table:style-name="ce4">
            <text:p>58691.45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nkenship,Ann Elizabeth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1755.65" table:style-name="ce4">
            <text:p>61755.65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ade,Erin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46000" table:style-name="ce4">
            <text:p>460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lton,Joel F.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10495" table:style-name="ce4">
            <text:p>110495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mhold,Catharine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60054" table:style-name="ce4">
            <text:p>60054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th,Deborah Kay Beech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7676.98" table:style-name="ce4">
            <text:p>47676.98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ugere,Alan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63927" table:style-name="ce4">
            <text:p>63927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wens,Melinda K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yce,Janet 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7287" table:style-name="ce4">
            <text:p>57287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yd,Joseph Chris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45900" table:style-name="ce4">
            <text:p>45900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yd,Sean C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53000.01" table:style-name="ce4">
            <text:p>53000.01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ykins,Anita D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10061.23" table:style-name="ce4">
            <text:p>110061.23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zzolo,Francis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dley,Gregory T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7202" table:style-name="ce4">
            <text:p>87202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eland,Jacob Wayn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05596.02" table:style-name="ce4">
            <text:p>105596.02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istol,Douglas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3178" table:style-name="ce4">
            <text:p>63178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own,Christopher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61758" table:style-name="ce4">
            <text:p>61758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own,Hamett Q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82080" table:style-name="ce4">
            <text:p>8208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own,John Albert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58722" table:style-name="ce4">
            <text:p>58722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own,Maria Danielle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2542.42" table:style-name="ce4">
            <text:p>62542.42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umbeloe,Joseph L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5604" table:style-name="ce4">
            <text:p>55604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uton,Samuel V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8660" table:style-name="ce4">
            <text:p>78660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yant,Sabrina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6157" table:style-name="ce4">
            <text:p>66157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chanan,Janice Paig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0760.52" table:style-name="ce4">
            <text:p>70760.52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ijsman,Maarten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64655.01" table:style-name="ce4">
            <text:p>64655.0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llock,Mary Nell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1680.01" table:style-name="ce4">
            <text:p>41680.01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nch-Crump,Kimberly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1000" table:style-name="ce4">
            <text:p>61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gess,Brigitte W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15900" table:style-name="ce4">
            <text:p>115900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nett,Joanne E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63127" table:style-name="ce4">
            <text:p>63127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rton,Angela M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5000" table:style-name="ce4">
            <text:p>6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h,Jacquelyn Theres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office:value-type="float" office:value="47000" table:style-name="ce4">
            <text:p>47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h,Lynn Boardman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44600.04" table:style-name="ce4">
            <text:p>44600.04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tler,David L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87729.03" table:style-name="ce4">
            <text:p>87729.03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tts,Mary Bond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94000.12" table:style-name="ce4">
            <text:p>94000.12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mpbell,Christopher Paul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99537" table:style-name="ce4">
            <text:p>99537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pper Jr,Daniel S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57878" table:style-name="ce4">
            <text:p>57878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pron,Daniel W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ey,Craig Basil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51000" table:style-name="ce4">
            <text:p>5100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lan,Philip E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80042" table:style-name="ce4">
            <text:p>80042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r,Robin A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62866" table:style-name="ce4">
            <text:p>62866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racelas-Juncal,Carmen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56582" table:style-name="ce4">
            <text:p>56582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ter,Gregory A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10941.7" table:style-name="ce4">
            <text:p>110941.7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sey,Matthew R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3300" table:style-name="ce4">
            <text:p>533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ambers,Douglas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58251" table:style-name="ce4">
            <text:p>58251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atham,Cynthia A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82650.55" table:style-name="ce4">
            <text:p>82650.55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n,Alle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1765" table:style-name="ce4">
            <text:p>51765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n,Ching-Shyang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102075.66" table:style-name="ce4">
            <text:p>102075.66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n,Gaole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21000" table:style-name="ce4">
            <text:p>121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n,Kuo Lane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79288" table:style-name="ce4">
            <text:p>79288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snut,Steven Randall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59983" table:style-name="ce4">
            <text:p>59983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ism,Kimberly Ann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64700" table:style-name="ce4">
            <text:p>647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oi,Hwanseok W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5500" table:style-name="ce4">
            <text:p>755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oi,Juwon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70000" table:style-name="ce4">
            <text:p>7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istensen Jr,Kenneth Wayne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6732.800000000003" table:style-name="ce4">
            <text:p>46732.8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urch,Ian William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65438" table:style-name="ce4">
            <text:p>65438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raldo,Nicholas A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66623" table:style-name="ce4">
            <text:p>66623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rk,James Leon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65000" table:style-name="ce4">
            <text:p>6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ssen,Audra I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3240.01" table:style-name="ce4">
            <text:p>63240.0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ud,Steven J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78500" table:style-name="ce4">
            <text:p>78500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ats,Karen St. Cyr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79550" table:style-name="ce4">
            <text:p>17955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chran Jr,David M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1150" table:style-name="ce4">
            <text:p>61150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chran,Katherine H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8040.04" table:style-name="ce4">
            <text:p>58040.0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,Amber Taylor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50350.01" table:style-name="ce4">
            <text:p>50350.01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man,Loren Belle Saxton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man,Marcus Jerome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0190.62" table:style-name="ce4">
            <text:p>60190.62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man,Stephen E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50388" table:style-name="ce4">
            <text:p>50388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lins,Brian J.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04353" table:style-name="ce4">
            <text:p>104353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lin,Lindsey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nell,Carol Lawson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76508" table:style-name="ce4">
            <text:p>76508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nell,Grady Erich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124440" table:style-name="ce4">
            <text:p>12444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ner,John Michael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4500" table:style-name="ce4">
            <text:p>445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urts,Jennifer Elain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5856" table:style-name="ce4">
            <text:p>55856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yne,Mary Louise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97314.57" table:style-name="ce4">
            <text:p>97314.57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edeur,Daniel Paul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60900" table:style-name="ce4">
            <text:p>609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eel,Stacy L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61020" table:style-name="ce4">
            <text:p>6102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ook,Lashaundrea Bradford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7000" table:style-name="ce4">
            <text:p>4700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urry,Kenneth J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3773" table:style-name="ce4">
            <text:p>63773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hlen,Eric R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4883.63" table:style-name="ce4">
            <text:p>64883.63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hlquist,Mark J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48000" table:style-name="ce4">
            <text:p>480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forth,Marie Elain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5601.009999999995" table:style-name="ce4">
            <text:p>75601.01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rt,Evan Henry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9452.9" table:style-name="ce4">
            <text:p>59452.9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es,David P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80882.960000000006" table:style-name="ce4">
            <text:p>80882.96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es,David R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119633" table:style-name="ce4">
            <text:p>119633.00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s,Anita P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8896" table:style-name="ce4">
            <text:p>58896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s,Kimberley M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3030.04" table:style-name="ce4">
            <text:p>53030.04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s,Micheal 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5148.03" table:style-name="ce4">
            <text:p>65148.03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s,Sheila Ann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03000.01" table:style-name="ce4">
            <text:p>103000.01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woud,Amer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73146.009999999995" table:style-name="ce4">
            <text:p>73146.01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an,Jack L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18645" table:style-name="ce4">
            <text:p>118645.00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armey,Michael Howard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75821.039999999994" table:style-name="ce4">
            <text:p>75821.04<text:s/>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ttman,Craig P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52760" table:style-name="ce4">
            <text:p>5276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 Leo,Louis A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43000" table:style-name="ce4">
            <text:p>430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llon,Kevin S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64404" table:style-name="ce4">
            <text:p>64404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ng,Jiu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78023.009999999995" table:style-name="ce4">
            <text:p>78023.01<text:s/>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xon Jr,Clifton V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98262.88" table:style-name="ce4">
            <text:p>98262.88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an,Robert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59653" table:style-name="ce4">
            <text:p>59653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bson,Susan Rebecca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44500.01" table:style-name="ce4">
            <text:p>44500.01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lbow,David Roger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59653.01" table:style-name="ce4">
            <text:p>59653.01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leac,Miles Christopher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nahue,Matthew 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8709" table:style-name="ce4">
            <text:p>68709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uglas,Deanna M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0551" table:style-name="ce4">
            <text:p>70551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umm,Rene' D.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18000" table:style-name="ce4">
            <text:p>118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frene,Brad A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9375.67" table:style-name="ce4">
            <text:p>69375.67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rly,Meredith Robertson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2760" table:style-name="ce4">
            <text:p>5276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hevarria,David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5192.18" table:style-name="ce4">
            <text:p>65192.18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ckelmann,Allan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2109" table:style-name="ce4">
            <text:p>42109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asri,Mohamed O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13050" table:style-name="ce4">
            <text:p>113050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der,Ellen Price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7904" table:style-name="ce4">
            <text:p>57904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liott,Rowena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99500" table:style-name="ce4">
            <text:p>9950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rickson,Keith V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06129.01" table:style-name="ce4">
            <text:p>106129.01<text:s/>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ans,Andrew N.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1560" table:style-name="ce4">
            <text:p>6156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ye,John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153900" table:style-name="ce4">
            <text:p>1539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rrell,Mary Beth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51542" table:style-name="ce4">
            <text:p>51542.00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string,Danielle Robinson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5500.06" table:style-name="ce4">
            <text:p>75500.06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nnell,Dana Margaret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6124" table:style-name="ce4">
            <text:p>56124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nnell,Wanda Renee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53899" table:style-name="ce4">
            <text:p>53899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lce,Hollie G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71336.09" table:style-name="ce4">
            <text:p>71336.09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liz,Sukriye Elif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60000" table:style-name="ce4">
            <text:p>6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orentini-Wright,Gina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44500" table:style-name="ce4">
            <text:p>44500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sher,Diane J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05201" table:style-name="ce4">
            <text:p>105201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etcher,Desmond W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83413" table:style-name="ce4">
            <text:p>83413.00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owers,Krystin Lee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6000" table:style-name="ce4">
            <text:p>3600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ynn,Elizabeth Reineck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27042" table:style-name="ce4">
            <text:p>127042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ynt,Alex 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1292.01" table:style-name="ce4">
            <text:p>61292.01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llett,Westley Nicholson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8251" table:style-name="ce4">
            <text:p>58251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nder-Solano,Leah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63195" table:style-name="ce4">
            <text:p>63195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est,Danielle Eile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1800" table:style-name="ce4">
            <text:p>618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ster,Michael D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5801.60000000001" table:style-name="ce4">
            <text:p>165801.6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syth,Maurice McIntosh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76950" table:style-name="ce4">
            <text:p>7695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enberry,Elizabeth Murph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41400" table:style-name="ce4">
            <text:p>414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ster,Jamye Kathry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09596" table:style-name="ce4">
            <text:p>109596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wler-Calisto,Lauren P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66544" table:style-name="ce4">
            <text:p>66544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x Jr,James Thomas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58060.31" table:style-name="ce4">
            <text:p>58060.3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ank,Rebecca Morrison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49810" table:style-name="ce4">
            <text:p>4981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anke,Damon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7211.02" table:style-name="ce4">
            <text:p>57211.02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eeland,Jennifer T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5000" table:style-name="ce4">
            <text:p>45000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ller,Gregory Alan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89529" table:style-name="ce4">
            <text:p>89529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nk,Mary Theres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38747.040000000001" table:style-name="ce4">
            <text:p>38747.04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rland,Christopher J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51000.03" table:style-name="ce4">
            <text:p>51000.03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rrido Baez,Luisa Maria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2630.03" table:style-name="ce4">
            <text:p>42630.03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tchell,Pamela Jane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30000.01" table:style-name="ce4">
            <text:p>30000.01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udet,Cynthia H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26669" table:style-name="ce4">
            <text:p>126669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ut,Marcus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5000" table:style-name="ce4">
            <text:p>7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hlawat,Monika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5196.04" table:style-name="ce4">
            <text:p>55196.0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isz-Everson,Marjorie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65000" table:style-name="ce4">
            <text:p>1650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ntile,Phillip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3169.51" table:style-name="ce4">
            <text:p>53169.51<text:s/>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rmany,Shane Michael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54063.98" table:style-name="ce4">
            <text:p>54063.98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bbs,SherRhonda R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15449.3" table:style-name="ce4">
            <text:p>115449.3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bson,Troy M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54267" table:style-name="ce4">
            <text:p>54267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lbert,Faye W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39365.8" table:style-name="ce4">
            <text:p>239365.8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llespie,Jeanne Lou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87509" table:style-name="ce4">
            <text:p>87509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lmore,Melanie S Laird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84000" table:style-name="ce4">
            <text:p>840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lstrap,Jimmie Bruce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34438" table:style-name="ce4">
            <text:p>134438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ertzen,Christopher J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64885" table:style-name="ce4">
            <text:p>64885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mez del moral,Alejandro Jos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2780" table:style-name="ce4">
            <text:p>5278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odwin,Kimberly Robyn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31163.03" table:style-name="ce4">
            <text:p>131163.03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rdon,Evelyn J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57916" table:style-name="ce4">
            <text:p>57916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re,Charlotte Ann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64971.21" table:style-name="ce4">
            <text:p>64971.21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rzegno,Janet M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5720" table:style-name="ce4">
            <text:p>65720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shorn,Edward L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81246.899999999994" table:style-name="ce4">
            <text:p>81246.9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shorn,Jennifer D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office:value-type="float" office:value="41400" table:style-name="ce4">
            <text:p>414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ttfried,Anne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03000" table:style-name="ce4">
            <text:p>103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uld,Trenton Edward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07156" table:style-name="ce4">
            <text:p>107156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ham,Deborah N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43415.01" table:style-name="ce4">
            <text:p>43415.01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ham,Juanita C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6000" table:style-name="ce4">
            <text:p>76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ham,William Montrose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56068.04" table:style-name="ce4">
            <text:p>156068.04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mes,Heath 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8868" table:style-name="ce4">
            <text:p>68868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nt,Helen C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44825.04" table:style-name="ce4">
            <text:p>44825.04<text:s/>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ves,Jeremy Bryan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54592" table:style-name="ce4">
            <text:p>54592.0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,Bradley A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76510" table:style-name="ce4">
            <text:p>76510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,Frederick P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86051.04" table:style-name="ce4">
            <text:p>86051.04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,Trellis G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80316" table:style-name="ce4">
            <text:p>80316.00<text:s/>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e,Kathanne W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63209.04" table:style-name="ce4">
            <text:p>63209.04<text:s/>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e,Kevin Douglas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52000" table:style-name="ce4">
            <text:p>520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nhow,Danielle Rene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4641" table:style-name="ce4">
            <text:p>44641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eer,Tammy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71294.259999999995" table:style-name="ce4">
            <text:p>71294.26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ce,William Anthony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57500" table:style-name="ce4">
            <text:p>575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er IV,Robert L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54338" table:style-name="ce4">
            <text:p>54338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ffis,Matthew Richard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59760" table:style-name="ce4">
            <text:p>5976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ffitt,Robert J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96867" table:style-name="ce4">
            <text:p>96867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mes,Darrell Jay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164932" table:style-name="ce4">
            <text:p>164932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ivno,Max L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58250" table:style-name="ce4">
            <text:p>5825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glani,Laura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8720" table:style-name="ce4">
            <text:p>4872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lledge,Laura M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44200.01" table:style-name="ce4">
            <text:p>44200.01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o,Son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1797.01" table:style-name="ce4">
            <text:p>61797.01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o,YanLi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4205" table:style-name="ce4">
            <text:p>74205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tierrez,Melissa An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1000" table:style-name="ce4">
            <text:p>41000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wozdz,Lawrence 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70768.009999999995" table:style-name="ce4">
            <text:p>70768.01<text:s/>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fer,Edward M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5984" table:style-name="ce4">
            <text:p>55984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jnal,Alen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3568.18" table:style-name="ce4">
            <text:p>63568.18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ey,Andrew P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66809" table:style-name="ce4">
            <text:p>66809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,Margaret J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78136" table:style-name="ce4">
            <text:p>78136.00<text:s/>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,Stacey Ann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60627" table:style-name="ce4">
            <text:p>60627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milton,Mary Claire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57613.66" table:style-name="ce4">
            <text:p>57613.66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ncock,Tyler Douglas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58218" table:style-name="ce4">
            <text:p>58218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ndley,Cynthia S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2100" table:style-name="ce4">
            <text:p>621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nnon,John Jeffre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76003.48" table:style-name="ce4">
            <text:p>76003.48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nson,Linda Susan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1300" table:style-name="ce4">
            <text:p>513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baugh,Bonnie L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13587.37" table:style-name="ce4">
            <text:p>113587.37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dman,Benjamin C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46543" table:style-name="ce4">
            <text:p>46543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dy,Jessica Lee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47000" table:style-name="ce4">
            <text:p>470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ley,Grant L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60137.75" table:style-name="ce4">
            <text:p>60137.75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ris,Elizabeth Kay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5559" table:style-name="ce4">
            <text:p>55559.0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ris,John M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54003" table:style-name="ce4">
            <text:p>54003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ris,Michele S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64500" table:style-name="ce4">
            <text:p>64500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t,Susan D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87594.240000000005" table:style-name="ce4">
            <text:p>87594.24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tsell,Taralynn 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3067.54" table:style-name="ce4">
            <text:p>63067.54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tten,Amber Bond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float" office:value="97850" table:style-name="ce4">
            <text:p>9785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wkins,Ricky Edward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49146" table:style-name="ce4">
            <text:p>49146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yden,Bridget Ann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3632" table:style-name="ce4">
            <text:p>53632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yden,Sat Ananda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6125" table:style-name="ce4">
            <text:p>76125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yes,Mon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68884.02" table:style-name="ce4">
            <text:p>68884.02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yhurst,David T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10330" table:style-name="ce4">
            <text:p>21033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rd,Richard W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88573" table:style-name="ce4">
            <text:p>88573.00<text:s/>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ath,John Huddleston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55000" table:style-name="ce4">
            <text:p>55000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inhorst,Sabin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18974" table:style-name="ce4">
            <text:p>118974.00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itmuller,Franklin T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71915.33" table:style-name="ce4">
            <text:p>71915.33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nderson,Caroline B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3195" table:style-name="ce4">
            <text:p>33195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ndry,Sheila 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rnandez Jr,Frank J.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3439.92" table:style-name="ce4">
            <text:p>63439.92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rring,Angel Lewis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9634" table:style-name="ce4">
            <text:p>59634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rron,Sherry Shelton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85134" table:style-name="ce4">
            <text:p>85134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ghtower,J Taylor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5901.04" table:style-name="ce4">
            <text:p>55901.04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ll,Joshua B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65000" table:style-name="ce4">
            <text:p>6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ll,Lilian H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91419" table:style-name="ce4">
            <text:p>91419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nes,Joy T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53352" table:style-name="ce4">
            <text:p>53352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nton,William Jeffrey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21940" table:style-name="ce4">
            <text:p>121940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dges,Tracey 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comb,William R.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92760" table:style-name="ce4">
            <text:p>9276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and,Rebecca Campbell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9950" table:style-name="ce4">
            <text:p>49950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ey,David M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92501" table:style-name="ce4">
            <text:p>92501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ingsworth,Keith Jared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0000" table:style-name="ce4">
            <text:p>4000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t,David Harms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61625.98" table:style-name="ce4">
            <text:p>61625.98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t,Mary Ann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2115" table:style-name="ce4">
            <text:p>42115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pkins,Lance Walter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51300" table:style-name="ce4">
            <text:p>5130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rnor,William E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59924.01" table:style-name="ce4">
            <text:p>59924.01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sman,Lawrence A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80631" table:style-name="ce4">
            <text:p>80631.00<text:s/>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ssley,Mary Jean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4186.559999999998" table:style-name="ce4">
            <text:p>64186.56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wden,Stephan D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67759.02" table:style-name="ce4">
            <text:p>67759.02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well,Emily Susan R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1802" table:style-name="ce4">
            <text:p>41802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well,James Benjami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0320.04" table:style-name="ce4">
            <text:p>60320.04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ostowski,Susan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1829.01" table:style-name="ce4">
            <text:p>61829.01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ang,Faqin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86633.48" table:style-name="ce4">
            <text:p>86633.48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ghes,Cathy Keen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66608.84" table:style-name="ce4">
            <text:p>66608.84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nter,Nancy L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0000.009999999998" table:style-name="ce4">
            <text:p>20000.01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nter,Stephen A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rst,Tamara E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59160" table:style-name="ce4">
            <text:p>5916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ye,Holly F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59254.02" table:style-name="ce4">
            <text:p>59254.02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glesias,Luis A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74420" table:style-name="ce4">
            <text:p>7442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man,Joyce Olewski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61990" table:style-name="ce4">
            <text:p>61990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,Homer Edwin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0771" table:style-name="ce4">
            <text:p>80771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,Sandra J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30000.06" table:style-name="ce4">
            <text:p>30000.06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,Steven 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116245" table:style-name="ce4">
            <text:p>116245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kacki,Pola Christina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mes,Katie Rut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0000" table:style-name="ce4">
            <text:p>6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rvis,Lee C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5000" table:style-name="ce4">
            <text:p>9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anfreau,Michelle Marchese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9904" table:style-name="ce4">
            <text:p>59904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nkins,Cheryl D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66462" table:style-name="ce4">
            <text:p>66462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,Kathy L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4074.36" table:style-name="ce4">
            <text:p>64074.36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,Sherita L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7977" table:style-name="ce4">
            <text:p>57977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,Susan Lee Mayfield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65857" table:style-name="ce4">
            <text:p>65857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,William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18000" table:style-name="ce4">
            <text:p>118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,William Wesley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140085" table:style-name="ce4">
            <text:p>140085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nes,Rose B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5203.11" table:style-name="ce4">
            <text:p>55203.11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rdan,Nicolle M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5434.96" table:style-name="ce4">
            <text:p>55434.96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rdan,Sara Sytsma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3856.44" table:style-name="ce4">
            <text:p>63856.44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dd,Stephen G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67262" table:style-name="ce4">
            <text:p>67262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ng,Eura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60480" table:style-name="ce4">
            <text:p>60480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lluru,Rajamohan Reddy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0000.01" table:style-name="ce4">
            <text:p>40000.0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nuri,Srinidhi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18000" table:style-name="ce4">
            <text:p>118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r,Bandana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2628.12" table:style-name="ce4">
            <text:p>62628.12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ragoz,Susan 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7216.400000000001" table:style-name="ce4">
            <text:p>37216.4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rim,Shahid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5085" table:style-name="ce4">
            <text:p>65085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ufmann,Jeffrey 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63800" table:style-name="ce4">
            <text:p>63800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unitz,Galit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2000" table:style-name="ce4">
            <text:p>5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lly,Gary Wayne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50174" table:style-name="ce4">
            <text:p>150174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mp,Doris Ann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60634.8" table:style-name="ce4">
            <text:p>60634.8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m,Sungsoo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85158" table:style-name="ce4">
            <text:p>85158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mberly,Claire 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9634" table:style-name="ce4">
            <text:p>59634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g,Kelli Lewis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87350" table:style-name="ce4">
            <text:p>8735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gston,Judith Roxanne Fletcher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52000" table:style-name="ce4">
            <text:p>5200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kopf,Sherry Kirkpatrick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44369" table:style-name="ce4">
            <text:p>44369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nell,Ann Mari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73851" table:style-name="ce4">
            <text:p>73851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oh,Wonryull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81032" table:style-name="ce4">
            <text:p>81032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ohl,Karen Thompson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4992" table:style-name="ce4">
            <text:p>54992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olbo,Jerome R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93631" table:style-name="ce4">
            <text:p>93631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rebs,Gary Vincent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80332.009999999995" table:style-name="ce4">
            <text:p>80332.01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reiser,Brian Rober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5663" table:style-name="ce4">
            <text:p>75663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uczaj II,Stanley A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120945.9" table:style-name="ce4">
            <text:p>120945.9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uehn,Kevin 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7909" table:style-name="ce4">
            <text:p>67909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yle,Maryann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63760" table:style-name="ce4">
            <text:p>63760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bat,Myron Bruce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9135.51" table:style-name="ce4">
            <text:p>59135.51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Fleur,Beth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9500.07999999999" table:style-name="ce4">
            <text:p>139500.08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hasky,Rachel Spinner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47296" table:style-name="ce4">
            <text:p>47296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i,Fujun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121297" table:style-name="ce4">
            <text:p>121297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mbers,James V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62863" table:style-name="ce4">
            <text:p>62863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mbert Jr,John T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4548" table:style-name="ce4">
            <text:p>94548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mbert,Jamie Patrick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40000" table:style-name="ce4">
            <text:p>4000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mey,Kalyn Rose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0000" table:style-name="ce4">
            <text:p>4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ngar,Sandeep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6157.3" table:style-name="ce4">
            <text:p>66157.3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nge,George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7000.01" table:style-name="ce4">
            <text:p>47000.0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nsford,Tom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95415" table:style-name="ce4">
            <text:p>95415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Pierre,Brian K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58251" table:style-name="ce4">
            <text:p>58251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res,Jameela A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75145" table:style-name="ce4">
            <text:p>75145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er,Benjamin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50000" table:style-name="ce4">
            <text:p>500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vender Jr,James Michael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66255" table:style-name="ce4">
            <text:p>66255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wler,John Mar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3795" table:style-name="ce4">
            <text:p>53795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ach,Maria A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122760" table:style-name="ce4">
            <text:p>12276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af,Robert T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1560" table:style-name="ce4">
            <text:p>6156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e,David E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63439.17" table:style-name="ce4">
            <text:p>63439.17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e,Hsiaopei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5361.01" table:style-name="ce4">
            <text:p>55361.01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e,Joohee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1172.01" table:style-name="ce4">
            <text:p>61172.01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e,Sungwook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61686" table:style-name="ce4">
            <text:p>61686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ffler,Jeffrey Leo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6000" table:style-name="ce4">
            <text:p>56000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macks,Jennifer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60900" table:style-name="ce4">
            <text:p>609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ntz-Hill,Elizabeth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8760.01" table:style-name="ce4">
            <text:p>48760.01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ster,Kelly Ferris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1500.04" table:style-name="ce4">
            <text:p>51500.0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venthal,Lois A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67222.009999999995" table:style-name="ce4">
            <text:p>67222.01<text:s/>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n,Chin-Nu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70020" table:style-name="ce4">
            <text:p>7002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nden,Paul S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57240" table:style-name="ce4">
            <text:p>57240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ndner,Nora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pscomb,Thomas J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03055" table:style-name="ce4">
            <text:p>103055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ttlejohn,Cynthia Wils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2406.02" table:style-name="ce4">
            <text:p>42406.02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aiza,Juan Guillermo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9875.040000000001" table:style-name="ce4">
            <text:p>39875.04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chhead,Robert Y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132271" table:style-name="ce4">
            <text:p>132271.00<text:s/>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tt,Joseph R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76125" table:style-name="ce4">
            <text:p>76125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tz,Jeffrey M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5044" table:style-name="ce4">
            <text:p>105044.00<text:s/>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wrey,Karen Alisa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5664" table:style-name="ce4">
            <text:p>65664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ckhardt,Courtney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2780.01" table:style-name="ce4">
            <text:p>52780.0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nsford,Dale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9952.039999999994" table:style-name="ce4">
            <text:p>79952.04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ter,Jane Carolyn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53865" table:style-name="ce4">
            <text:p>53865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ther,Rachel Anne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2930.04" table:style-name="ce4">
            <text:p>62930.04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x,Mary F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89511" table:style-name="ce4">
            <text:p>89511.00<text:s/>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yman,Robert D.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119765.94" table:style-name="ce4">
            <text:p>119765.9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yn,Heidi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9441.46" table:style-name="ce4">
            <text:p>59441.46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chado,Marcos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7321" table:style-name="ce4">
            <text:p>57321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dson,Michael Brian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5315.09" table:style-name="ce4">
            <text:p>65315.09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gruder,James S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88638" table:style-name="ce4">
            <text:p>88638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lone,Laura S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53925" table:style-name="ce4">
            <text:p>53925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ngrum,Sarah R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41200.01" table:style-name="ce4">
            <text:p>41200.01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nning,R Douglas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60900" table:style-name="ce4">
            <text:p>609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lowe,Megan Chapman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tin,Georgianna L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56819" table:style-name="ce4">
            <text:p>56819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x,Charles Gordon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70017" table:style-name="ce4">
            <text:p>70017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ters,Kathleen R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05017.4" table:style-name="ce4">
            <text:p>105017.4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terson,Douglas 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91667" table:style-name="ce4">
            <text:p>91667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ugh Funderburk,Casey Malone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20000" table:style-name="ce4">
            <text:p>12000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ung,Khin Maung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103529" table:style-name="ce4">
            <text:p>103529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vrodi,Dmitr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1478" table:style-name="ce4">
            <text:p>61478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Arthur,Rebecca Lynn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42400" table:style-name="ce4">
            <text:p>424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Bride,Allan B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74129" table:style-name="ce4">
            <text:p>74129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Cormack,Edward G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94137" table:style-name="ce4">
            <text:p>94137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Cormick,Charles L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137412" table:style-name="ce4">
            <text:p>137412.00<text:s/>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Cormick,Juawice Moore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59350" table:style-name="ce4">
            <text:p>5935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Donald,Sharon D.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5522" table:style-name="ce4">
            <text:p>65522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Guire,James G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72999.850000000006" table:style-name="ce4">
            <text:p>72999.85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Ilwain,Jacqueline K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750" table:style-name="ce4">
            <text:p>5075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Ilwain,William Benjamin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750" table:style-name="ce4">
            <text:p>5075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Kee-Waddell,Suzanne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6000" table:style-name="ce4">
            <text:p>56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Lelland,Melinda A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10704" table:style-name="ce4">
            <text:p>110704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Neil,Abby Duckworth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74158" table:style-name="ce4">
            <text:p>74158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ade,James W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6670" table:style-name="ce4">
            <text:p>66670.00<text:s/>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adows,Emily Warren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58060.35" table:style-name="ce4">
            <text:p>58060.35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tz,Kelly K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56870" table:style-name="ce4">
            <text:p>5687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yer,John C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78117" table:style-name="ce4">
            <text:p>78117.00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yers,Christopher David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53477" table:style-name="ce4">
            <text:p>53477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yers,Jennerpher Renee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51750" table:style-name="ce4">
            <text:p>51750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zzadri,Danilo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6217" table:style-name="ce4">
            <text:p>56217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o,Wujia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6323" table:style-name="ce4">
            <text:p>66323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chels,Marcus 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0720" table:style-name="ce4">
            <text:p>5072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es,Christopher J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77551" table:style-name="ce4">
            <text:p>77551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es,Michael Alan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108509" table:style-name="ce4">
            <text:p>108509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er,Amy C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140000" table:style-name="ce4">
            <text:p>140000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er,Chad Richard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91272" table:style-name="ce4">
            <text:p>91272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ler,Mark M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93912.38" table:style-name="ce4">
            <text:p>93912.38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roy,Scott P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74356" table:style-name="ce4">
            <text:p>74356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lward,Andrew M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57490" table:style-name="ce4">
            <text:p>5749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nor,Deidra Rena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4933" table:style-name="ce4">
            <text:p>54933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stretta,Vincenzo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tcham,Benjamin David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41043" table:style-name="ce4">
            <text:p>41043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ak,Elizabeth W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4992.92" table:style-name="ce4">
            <text:p>54992.92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hn Jr,Richard S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60420" table:style-name="ce4">
            <text:p>6042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laison,Elaine Fontenot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113293" table:style-name="ce4">
            <text:p>113293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ng,Michael D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7840" table:style-name="ce4">
            <text:p>8784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ore,Frank 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11843" table:style-name="ce4">
            <text:p>111843.00<text:s/>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ore,James W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float" office:value="60000" table:style-name="ce4">
            <text:p>60000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rgan,Chester M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97850.04" table:style-name="ce4">
            <text:p>97850.0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rgan,Hani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7726" table:style-name="ce4">
            <text:p>57726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rgan,Jonathan Michael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71820" table:style-name="ce4">
            <text:p>7182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rgan,Sarah E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107334" table:style-name="ce4">
            <text:p>107334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rris,Heather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64999.72" table:style-name="ce4">
            <text:p>64999.72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rse,Timothy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3820" table:style-name="ce4">
            <text:p>53820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llican,Susan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3460" table:style-name="ce4">
            <text:p>43460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ma,John R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84150" table:style-name="ce4">
            <text:p>84150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rali,Beddhu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80908" table:style-name="ce4">
            <text:p>80908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rdy,Victoria Lynn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60900" table:style-name="ce4">
            <text:p>60900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rphree,Vanessa De Ann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66788" table:style-name="ce4">
            <text:p>66788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ghshpour,Shahdad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03177.01" table:style-name="ce4">
            <text:p>103177.01<text:s/>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quin,Marlene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3069" table:style-name="ce4">
            <text:p>43069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zarenko,Sergei Ivanovich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98162" table:style-name="ce4">
            <text:p>98162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elis,Laurie A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56732.04" table:style-name="ce4">
            <text:p>56732.04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tchaev,Dmitri A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76842" table:style-name="ce4">
            <text:p>76842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man,Ray G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00138" table:style-name="ce4">
            <text:p>100138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man,William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46683" table:style-name="ce4">
            <text:p>46683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ton,Rebecca H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70020" table:style-name="ce4">
            <text:p>7002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cholson,Bonnie Coleen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76690.37" table:style-name="ce4">
            <text:p>76690.37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guchi,Kenji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3428.81" table:style-name="ce4">
            <text:p>63428.81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red,Lisa S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float" office:value="110873.4" table:style-name="ce4">
            <text:p>110873.4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rton,Carolyn M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4000" table:style-name="ce4">
            <text:p>44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rton,Melanie J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86314" table:style-name="ce4">
            <text:p>86314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gent,Katherine Elizabeth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74420" table:style-name="ce4">
            <text:p>174420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wer,Deanne 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1199" table:style-name="ce4">
            <text:p>81199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'Brien,Thomas V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92500" table:style-name="ce4">
            <text:p>9250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dom,William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70674.03" table:style-name="ce4">
            <text:p>70674.03<text:s/>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lmi,D Joe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104153.21" table:style-name="ce4">
            <text:p>104153.21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sborne,Jennifer Halfacre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7456" table:style-name="ce4">
            <text:p>57456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shrin,Stephen Edward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97412" table:style-name="ce4">
            <text:p>97412.00<text:s/>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aigbe,Joshua Usifo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124213.01" table:style-name="ce4">
            <text:p>124213.01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ce II,Johnnie Edmand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49356" table:style-name="ce4">
            <text:p>49356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ine,Howard 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84580" table:style-name="ce4">
            <text:p>8458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dey,Ras B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84420" table:style-name="ce4">
            <text:p>84420.00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ella,Lawrence M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8718" table:style-name="ce4">
            <text:p>58718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przycki,Peter Pawel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60000" table:style-name="ce4">
            <text:p>6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rker,Donald Webster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750" table:style-name="ce4">
            <text:p>5075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rker,Paula Diane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111825" table:style-name="ce4">
            <text:p>111825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te,Gwendolyn Richardson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76900" table:style-name="ce4">
            <text:p>176900.00<text:s/>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terson,Marietta Malcolm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72846" table:style-name="ce4">
            <text:p>72846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tihis,Lawrence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tton,Derek L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89000" table:style-name="ce4">
            <text:p>8900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uly Jr,Robert J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7323" table:style-name="ce4">
            <text:p>67323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lts,Michael D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53000" table:style-name="ce4">
            <text:p>53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dergrass,Kathy Michelle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76300" table:style-name="ce4">
            <text:p>76300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igoe,Christina B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73256" table:style-name="ce4">
            <text:p>73256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kins,Arlene Louise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07567" table:style-name="ce4">
            <text:p>107567.00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ry III,John Edward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63000" table:style-name="ce4">
            <text:p>63000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ry,Richard H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62714" table:style-name="ce4">
            <text:p>62714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ters,Mary B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1829" table:style-name="ce4">
            <text:p>41829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terson,Mark S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89382" table:style-name="ce4">
            <text:p>89382.00<text:s/>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yrefitte,Joseph A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14000" table:style-name="ce4">
            <text:p>114000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an,Ngoc Th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2855" table:style-name="ce4">
            <text:p>52855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eal,Earnie Fitzgerald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43000" table:style-name="ce4">
            <text:p>43000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illips,Dennis R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67428" table:style-name="ce4">
            <text:p>67428.00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illips,Elizabeth Nadine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36575" table:style-name="ce4">
            <text:p>36575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illips,Nicol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1000" table:style-name="ce4">
            <text:p>61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gza,Julie 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8709" table:style-name="ce4">
            <text:p>68709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land,Scotty G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112225" table:style-name="ce4">
            <text:p>112225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tt,Ronald Eric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56819" table:style-name="ce4">
            <text:p>56819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uskota,Jonathan P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1500" table:style-name="ce4">
            <text:p>615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pe,Eldia Lin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41170.78" table:style-name="ce4">
            <text:p>41170.78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well,Eric N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02600" table:style-name="ce4">
            <text:p>1026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well,Rebecca Adele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0000.01" table:style-name="ce4">
            <text:p>50000.01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well,Sarah M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63228.99" table:style-name="ce4">
            <text:p>63228.99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well,William W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140190" table:style-name="ce4">
            <text:p>140190.00<text:s/>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ess,Robert Maxwell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54266" table:style-name="ce4">
            <text:p>54266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rdie,Alan Ellis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45000" table:style-name="ce4">
            <text:p>45000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rvis,Jerry Warren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49525" table:style-name="ce4">
            <text:p>49525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lls,Carl P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4427" table:style-name="ce4">
            <text:p>74427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ber,George Thoma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3436.37" table:style-name="ce4">
            <text:p>63436.37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ckoff,Louis N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72019" table:style-name="ce4">
            <text:p>72019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dley III,Keith C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9452.9" table:style-name="ce4">
            <text:p>59452.9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kocinski,Chester F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85764" table:style-name="ce4">
            <text:p>85764.00<text:s/>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nd,Catherine A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91110" table:style-name="ce4">
            <text:p>9111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ngachari,Vija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1005" table:style-name="ce4">
            <text:p>71005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ssier,Jeffrey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45754" table:style-name="ce4">
            <text:p>45754.00<text:s/>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wlins,James W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107262" table:style-name="ce4">
            <text:p>107262.00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yborn,Michong K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54500" table:style-name="ce4">
            <text:p>1545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dalje,Donald George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87402" table:style-name="ce4">
            <text:p>87402.00<text:s/>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dfield,Stephen C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6023" table:style-name="ce4">
            <text:p>56023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ese,Carl Andrew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08875" table:style-name="ce4">
            <text:p>108875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eves,Stacy R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9987" table:style-name="ce4">
            <text:p>59987.00<text:s/>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gan,Jennife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8441" table:style-name="ce4">
            <text:p>48441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hner,Timothy A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100819" table:style-name="ce4">
            <text:p>100819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id,Julie 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9437" table:style-name="ce4">
            <text:p>79437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ischman Fletcher,Stacy 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95116" table:style-name="ce4">
            <text:p>95116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mpel,Morgan Harvey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55900" table:style-name="ce4">
            <text:p>55900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ynolds,John Pat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45000" table:style-name="ce4">
            <text:p>4500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hinehart,Kenneth F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30780" table:style-name="ce4">
            <text:p>30780.00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ch,Karen Lynell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81107" table:style-name="ce4">
            <text:p>81107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chard,Laura Anne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59160" table:style-name="ce4">
            <text:p>5916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ddick,Tera Smith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55000" table:style-name="ce4">
            <text:p>5500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gsby,Mark 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5825" table:style-name="ce4">
            <text:p>55825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kabi,Gulenia E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72000" table:style-name="ce4">
            <text:p>72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shel,Thomas H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9287" table:style-name="ce4">
            <text:p>49287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llins,Pamela Gail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5920" table:style-name="ce4">
            <text:p>6592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sonet,Amy L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1300.04" table:style-name="ce4">
            <text:p>51300.04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ss,Andrew Israel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2780" table:style-name="ce4">
            <text:p>5278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ss,Susan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71271.23" table:style-name="ce4">
            <text:p>71271.23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use,Sharon Eubank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2250.33" table:style-name="ce4">
            <text:p>62250.33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wland,Keltoum S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4330" table:style-name="ce4">
            <text:p>44330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wley,Lucille M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52312.04" table:style-name="ce4">
            <text:p>52312.04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pp,Renee Beth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7000" table:style-name="ce4">
            <text:p>470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shing,Jill D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6118.41" table:style-name="ce4">
            <text:p>66118.41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ssakovsky,Alexander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60465" table:style-name="ce4">
            <text:p>60465.00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st,Douglas M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3936" table:style-name="ce4">
            <text:p>53936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yan,Maureen A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134965" table:style-name="ce4">
            <text:p>134965.00<text:s/>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cco,Donald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9452.9" table:style-name="ce4">
            <text:p>59452.9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illant,Eric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69070.14" table:style-name="ce4">
            <text:p>69070.14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lda,Michael N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72792" table:style-name="ce4">
            <text:p>72792.00<text:s/>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muelson,Mystera Marie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office:value-type="float" office:value="40000" table:style-name="ce4">
            <text:p>4000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rder,MD Baniamin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90000" table:style-name="ce4">
            <text:p>900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vell,Christy Lee Walton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55000" table:style-name="ce4">
            <text:p>5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yre,Edward A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103700" table:style-name="ce4">
            <text:p>1037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aefer,Jacob F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3653" table:style-name="ce4">
            <text:p>73653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aub,Mary T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51497" table:style-name="ce4">
            <text:p>51497.00<text:s/>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eer,Charles Lawrence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64700" table:style-name="ce4">
            <text:p>6470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legel,Amanda L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750" table:style-name="ce4">
            <text:p>50750.00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roeder,Bernd Siegfried Walter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109180" table:style-name="ce4">
            <text:p>10918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iolino,Martina M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6729" table:style-name="ce4">
            <text:p>56729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ott,Jeremy S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40000" table:style-name="ce4">
            <text:p>4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llers Jr,J 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2000" table:style-name="ce4">
            <text:p>4200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llers,Kelli M McDaniel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44000" table:style-name="ce4">
            <text:p>4400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queira,Jennifer Marlene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02108.01" table:style-name="ce4">
            <text:p>102108.01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ier,Amy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56499" table:style-name="ce4">
            <text:p>56499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a,Zhanxin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60000" table:style-name="ce4">
            <text:p>60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akya,Pramila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34000" table:style-name="ce4">
            <text:p>3400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earer Jr,Glenmor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93139" table:style-name="ce4">
            <text:p>93139.00<text:s/>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effer,Mary Lou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67815" table:style-name="ce4">
            <text:p>67815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elley,Kyna J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81443" table:style-name="ce4">
            <text:p>81443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ller,Alan M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87373" table:style-name="ce4">
            <text:p>87373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n,Dong Yeong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n,Jae-Hwa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73805" table:style-name="ce4">
            <text:p>73805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mmons,Angela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44000" table:style-name="ce4">
            <text:p>44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mmons,Valerie Cothern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51963.95" table:style-name="ce4">
            <text:p>51963.95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ms,Patricia C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87718" table:style-name="ce4">
            <text:p>87718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rola,Christopher Jon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57190.48" table:style-name="ce4">
            <text:p>57190.48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agle,Amy A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52554" table:style-name="ce4">
            <text:p>52554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Anthony Steven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53000" table:style-name="ce4">
            <text:p>53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Bonnie Katheri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4000" table:style-name="ce4">
            <text:p>54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Gregory W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1000" table:style-name="ce4">
            <text:p>61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Mickey Brandon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6750" table:style-name="ce4">
            <text:p>9675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Stephanie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62000" table:style-name="ce4">
            <text:p>62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Stephanie Lynn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40292" table:style-name="ce4">
            <text:p>40292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W Robert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102880" table:style-name="ce4">
            <text:p>102880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,William Curti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182000" table:style-name="ce4">
            <text:p>182000.00<text:s/>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ithka,Paula Jean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57058" table:style-name="ce4">
            <text:p>57058.0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eed,Nancy M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65281" table:style-name="ce4">
            <text:p>65281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ence,Adrienne Nicole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95000" table:style-name="ce4">
            <text:p>95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. Marie,Joseph John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6753" table:style-name="ce4">
            <text:p>56753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dthagen-Gonzalez,Hans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8541.45" table:style-name="ce4">
            <text:p>58541.45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back,Emily B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50000" table:style-name="ce4">
            <text:p>50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land,James Ernest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6739" table:style-name="ce4">
            <text:p>56739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ford,Corwin Alexander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1963" table:style-name="ce4">
            <text:p>41963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eedman,Marek D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90280" table:style-name="ce4">
            <text:p>9028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elk II,Steven John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21422" table:style-name="ce4">
            <text:p>121422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epanova,Elena V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9452.9" table:style-name="ce4">
            <text:p>59452.9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orey,Robson F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113769" table:style-name="ce4">
            <text:p>113769.00<text:s/>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ory,Jennifer Lachel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6045" table:style-name="ce4">
            <text:p>106045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range,Chandra N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5000" table:style-name="ce4">
            <text:p>4500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ricklin,Kelley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2218" table:style-name="ce4">
            <text:p>62218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art,Vickie L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83200.04" table:style-name="ce4">
            <text:p>183200.04<text:s/>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r,Heather Marie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68080" table:style-name="ce4">
            <text:p>68080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bramanian,Gopinath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83230" table:style-name="ce4">
            <text:p>8323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lbaran Jr,Tulio Alberto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112713.72" table:style-name="ce4">
            <text:p>112713.72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mner,Charles B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54677" table:style-name="ce4">
            <text:p>54677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 Zheng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74341" table:style-name="ce4">
            <text:p>74341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ng,Andrew H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146775" table:style-name="ce4">
            <text:p>146775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n,Anna K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43286" table:style-name="ce4">
            <text:p>43286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ope,Kenneth M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92000" table:style-name="ce4">
            <text:p>9200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lvest,Anne Elizabeth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79481" table:style-name="ce4">
            <text:p>79481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rdy,Charles Holman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94484.04" table:style-name="ce4">
            <text:p>94484.04<text:s/>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rrio,Leelen Mark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59540" table:style-name="ce4">
            <text:p>59540.00<text:s/>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mpson,Melissa A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69462" table:style-name="ce4">
            <text:p>69462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mpson,Robert Alan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70900" table:style-name="ce4">
            <text:p>70900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an,Haiyan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65168" table:style-name="ce4">
            <text:p>65168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ngle,Billie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46946" table:style-name="ce4">
            <text:p>46946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ngstrom,Daniel H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84690.63" table:style-name="ce4">
            <text:p>84690.63<text:s/>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nnon,Elizabeth Ann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73840" table:style-name="ce4">
            <text:p>7384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nnon-Brock,Vicki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1163.300000000003" table:style-name="ce4">
            <text:p>41163.3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nore,Mary Kathleen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53352" table:style-name="ce4">
            <text:p>53352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res,Jennifer 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9216" table:style-name="ce4">
            <text:p>69216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est,Anna Robi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8965.129999999997" table:style-name="ce4">
            <text:p>38965.13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ibunella,Eric L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00062" table:style-name="ce4">
            <text:p>100062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urnbull,Robert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2565" table:style-name="ce4">
            <text:p>42565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uuri,Rebecca A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2782" table:style-name="ce4">
            <text:p>52782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yler,Pamela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62468" table:style-name="ce4">
            <text:p>62468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al,Susannah J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88317" table:style-name="ce4">
            <text:p>88317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jpayee,Shrikant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85309.88" table:style-name="ce4">
            <text:p>85309.88<text:s/>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lint,Alexandra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49370" table:style-name="ce4">
            <text:p>49370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n Norden,Maxim F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85226" table:style-name="ce4">
            <text:p>85226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squez,Matthew Lorenzo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62577" table:style-name="ce4">
            <text:p>62577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nette,Steven J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63134" table:style-name="ce4">
            <text:p>63134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a,Michael D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59745.43" table:style-name="ce4">
            <text:p>59745.43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ker,David W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5981.820000000007" table:style-name="ce4">
            <text:p>65981.82<text:s/>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ker,Jennifer M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74297" table:style-name="ce4">
            <text:p>74297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ker,Kevin Clark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49147.01" table:style-name="ce4">
            <text:p>49147.01<text:s/>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ker,Kim I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42820" table:style-name="ce4">
            <text:p>42820.00<text:s/>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ker-Cartwright,Teresa Lynn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50889" table:style-name="ce4">
            <text:p>50889.00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lace,Davin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62655" table:style-name="ce4">
            <text:p>62655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lace,Karl J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4725" table:style-name="ce4">
            <text:p>64725.00<text:s/>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ng,Nan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75389" table:style-name="ce4">
            <text:p>75389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ng,Shiao Y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05111" table:style-name="ce4">
            <text:p>105111.00<text:s/>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ng,Shuyan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69725" table:style-name="ce4">
            <text:p>69725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ng,Wei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79002" table:style-name="ce4">
            <text:p>79002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ng,Zheng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77075" table:style-name="ce4">
            <text:p>77075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rd,Kimberly Wynell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71600" table:style-name="ce4">
            <text:p>716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rd,Matthew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1170" table:style-name="ce4">
            <text:p>61170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rd,Michael Edward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2801" table:style-name="ce4">
            <text:p>32801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rden,Mary Phar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41050.06" table:style-name="ce4">
            <text:p>41050.06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rrick,John Azel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office:value-type="float" office:value="80849" table:style-name="ce4">
            <text:p>80849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tson,William L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6545" table:style-name="ce4">
            <text:p>56545.00<text:s/>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ymire,Mark D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750" table:style-name="ce4">
            <text:p>5075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inauer,Ellen M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97470" table:style-name="ce4">
            <text:p>97470.0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inberg,Joseph James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52118" table:style-name="ce4">
            <text:p>52118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ch,Cynthia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64068.32" table:style-name="ce4">
            <text:p>64068.32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sh,Teresa Annette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89123" table:style-name="ce4">
            <text:p>89123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ite,Julie Hammond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7577" table:style-name="ce4">
            <text:p>57577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esenburg,Denis A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06250" table:style-name="ce4">
            <text:p>206250.00<text:s/>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est,Andrew A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122354" table:style-name="ce4">
            <text:p>122354.00<text:s/>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ggert,Jeremy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67541" table:style-name="ce4">
            <text:p>67541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ggins,Jeffrey Stuart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205000.01" table:style-name="ce4">
            <text:p>205000.01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iams,Amanda L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3565" table:style-name="ce4">
            <text:p>63565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iams,Delories M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55126.080000000002" table:style-name="ce4">
            <text:p>55126.08<text:s/>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iams,Margaret E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50673" table:style-name="ce4">
            <text:p>50673.00<text:s/>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is,Margie K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5000" table:style-name="ce4">
            <text:p>35000.00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is,Russell H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87397" table:style-name="ce4">
            <text:p>87397.00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son,Reginald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122640" table:style-name="ce4">
            <text:p>12264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nstead,Christopher B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105724" table:style-name="ce4">
            <text:p>105724.00<text:s/>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lf,Marco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9611" table:style-name="ce4">
            <text:p>109611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lly,Kimberly A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5649" table:style-name="ce4">
            <text:p>55649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ton,John A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70646" table:style-name="ce4">
            <text:p>70646.00<text:s/>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right,Lindsay Elizabeth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0199" table:style-name="ce4">
            <text:p>60199.00<text:s/>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u,Wei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63209" table:style-name="ce4">
            <text:p>63209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u,Yun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04000" table:style-name="ce4">
            <text:p>104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u,Ha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0223" table:style-name="ce4">
            <text:p>60223.00<text:s/>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u,Kebin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46500" table:style-name="ce4">
            <text:p>46500.00<text:s/>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ue Fei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60995" table:style-name="ce4">
            <text:p>60995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adrick,M Kathleen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97415" table:style-name="ce4">
            <text:p>97415.00<text:s/>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aoyuneyong,Gallayane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77498" table:style-name="ce4">
            <text:p>77498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arrington,Jonathan Scofield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50750" table:style-name="ce4">
            <text:p>50750.00<text:s/>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ee,Donald 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5232" table:style-name="ce4">
            <text:p>65232.00<text:s/>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ung,Amy 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3032" table:style-name="ce4">
            <text:p>53032.00<text:s/>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well,Emily Bullock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63162.18" table:style-name="ce4">
            <text:p>63162.18<text:s/>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u,Xinyu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61940" table:style-name="ce4">
            <text:p>61940.00<text:s/>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antow,Kenneth 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2354" table:style-name="ce4">
            <text:p>92354.00<text:s/>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lner,Kyle F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88600" table:style-name="ce4">
            <text:p>88600.00<text:s/>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hang Chaoyang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103224" table:style-name="ce4">
            <text:p>103224.00<text:s/>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hou Zhaoxian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77075.259999999995" table:style-name="ce4">
            <text:p>77075.26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hou,Weihua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81000" table:style-name="ce4">
            <text:p>81000.00<text:s/>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hu,Huiqing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57154" table:style-name="ce4">
            <text:p>57154.00<text:s/>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iegler,Helen Melissa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44370" table:style-name="ce4">
            <text:p>44370.00<text:s/>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number-rows-repeated="1047875" table:style-name="ro1">
          <table:table-cell table:number-columns-repeated="16384"/>
        </table:table-row>
      </table:table>
      <table:database-ranges>
        <table:database-range table:target-range-address="page_1.A2:page_1.F70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/>
      <number:text> </number:text>
    </number:number-style>
    <number:number-style style:name="N37">
      <number:text>(</number:text>
      <number:number number:decimal-places="2" number:min-integer-digits="1"/>
      <number:text>)</number:text>
      <style:map style:condition="value()&gt;=0" style:apply-style-name="N37P0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6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11-10T18:03:50Z</meta:creation-date>
    <dc:date>2015-11-23T20:27:46Z</dc:date>
    <meta:user-defined meta:name="WorkbookGuid">63ea5b2a-39cc-44de-bd48-f4a4dd452c39</meta:user-defined>
  </office:meta>
</office:document-meta>
</file>